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ler 2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2^[.A4]" office:value-type="float" office:value="4" calcext:value-type="float">
            <text:p>4</text:p>
          </table:table-cell>
          <table:table-cell table:style-name="ce5" office:value-type="float" office:value="0.00644852158" calcext:value-type="float">
            <text:p>6.45E-03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2^[.A5]" office:value-type="float" office:value="8" calcext:value-type="float">
            <text:p>8</text:p>
          </table:table-cell>
          <table:table-cell table:style-name="ce5" office:value-type="float" office:value="0.000127729932" calcext:value-type="float">
            <text:p>1.28E-04</text:p>
          </table:table-cell>
          <table:table-cell table:style-name="ce11" table:formula="of:=LN([.C4]/[.C5])/LN(2)" office:value-type="float" office:value="5.65779989073015" calcext:value-type="float">
            <text:p>5.66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20" calcext:value-type="float">
            <text:p>20</text:p>
          </table:table-cell>
          <table:table-cell table:style-name="ce5"/>
          <table:table-cell table:style-name="ce11" table:formula="of:=LN([.H4]/[.H5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2^[.A6]" office:value-type="float" office:value="16" calcext:value-type="float">
            <text:p>16</text:p>
          </table:table-cell>
          <table:table-cell table:style-name="ce5" office:value-type="float" office:value="0.00000575087521" calcext:value-type="float">
            <text:p>5.75E-06</text:p>
          </table:table-cell>
          <table:table-cell table:style-name="ce11" table:formula="of:=LN([.C5]/[.C6])/LN(2)" office:value-type="float" office:value="4.47317130038043" calcext:value-type="float">
            <text:p>4.4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40" calcext:value-type="float">
            <text:p>40</text:p>
          </table:table-cell>
          <table:table-cell table:style-name="ce5"/>
          <table:table-cell table:style-name="ce11" table:formula="of:=LN([.H5]/[.H6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7]" office:value-type="float" office:value="32" calcext:value-type="float">
            <text:p>32</text:p>
          </table:table-cell>
          <table:table-cell table:style-name="ce5" office:value-type="float" office:value="0.000000340825557" calcext:value-type="float">
            <text:p>3.41E-07</text:p>
          </table:table-cell>
          <table:table-cell table:style-name="ce11" table:formula="of:=LN([.C6]/[.C7])/LN(2)" office:value-type="float" office:value="4.0766761065377" calcext:value-type="float">
            <text:p>4.08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80" calcext:value-type="float">
            <text:p>80</text:p>
          </table:table-cell>
          <table:table-cell table:style-name="ce5"/>
          <table:table-cell table:style-name="ce11" table:formula="of:=LN([.H6]/[.H7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8]" office:value-type="float" office:value="64" calcext:value-type="float">
            <text:p>64</text:p>
          </table:table-cell>
          <table:table-cell table:style-name="ce5" office:value-type="float" office:value="0.0000000210845065" calcext:value-type="float">
            <text:p>2.11E-08</text:p>
          </table:table-cell>
          <table:table-cell table:style-name="ce11" table:formula="of:=LN([.C7]/[.C8])/LN(2)" office:value-type="float" office:value="4.01477836125998" calcext:value-type="float">
            <text:p>4.01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160" calcext:value-type="float">
            <text:p>160</text:p>
          </table:table-cell>
          <table:table-cell table:style-name="ce5"/>
          <table:table-cell table:style-name="ce11" table:formula="of:=LN([.H7]/[.H8])/LN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55560641472707" calcext:value-type="float">
            <text:p>4.56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calar advection, convergence test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4^[.A4]" office:value-type="float" office:value="4" calcext:value-type="float">
            <text:p>4</text:p>
          </table:table-cell>
          <table:table-cell table:style-name="ce5" office:value-type="float" office:value="0.185027296" calcext:value-type="float">
            <text:p>1.85E-01</text:p>
          </table:table-cell>
          <table:table-cell office:value-type="string" calcext:value-type="string">
            <text:p>-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302093619" calcext:value-type="float">
            <text:p>3.02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5]" office:value-type="float" office:value="16" calcext:value-type="float">
            <text:p>16</text:p>
          </table:table-cell>
          <table:table-cell table:style-name="ce5" office:value-type="float" office:value="0.00725959352" calcext:value-type="float">
            <text:p>7.26E-03</text:p>
          </table:table-cell>
          <table:table-cell table:formula="of:=LN([.C4]/[.C5])/LN(2)" office:value-type="float" office:value="4.67170553768392" calcext:value-type="float">
            <text:p>4.67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table:formula="of:=[.G4]*4" office:value-type="float" office:value="40" calcext:value-type="float">
            <text:p>40</text:p>
          </table:table-cell>
          <table:table-cell table:style-name="ce5" office:value-type="float" office:value="0.00342772753" calcext:value-type="float">
            <text:p>3.43E-03</text:p>
          </table:table-cell>
          <table:table-cell table:style-name="ce11" table:formula="of:=LN([.H4]/[.H5])/LN(2)" office:value-type="float" office:value="3.13967137161242" calcext:value-type="float">
            <text:p>3.1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6]" office:value-type="float" office:value="64" calcext:value-type="float">
            <text:p>64</text:p>
          </table:table-cell>
          <table:table-cell table:style-name="ce5" office:value-type="float" office:value="0.000284535458" calcext:value-type="float">
            <text:p>2.85E-04</text:p>
          </table:table-cell>
          <table:table-cell table:formula="of:=LN([.C5]/[.C6])/LN(2)" office:value-type="float" office:value="4.6732084175321" calcext:value-type="float">
            <text:p>4.67</text:p>
          </table:table-cell>
          <table:table-cell table:style-name="ce28"/>
          <table:table-cell table:style-name="ce3" office:value-type="float" office:value="3" calcext:value-type="float">
            <text:p>3</text:p>
          </table:table-cell>
          <table:table-cell table:style-name="ce3" table:formula="of:=[.G5]*4" office:value-type="float" office:value="160" calcext:value-type="float">
            <text:p>160</text:p>
          </table:table-cell>
          <table:table-cell table:style-name="ce5" office:value-type="float" office:value="0.000420551752" calcext:value-type="float">
            <text:p>4.21E-04</text:p>
          </table:table-cell>
          <table:table-cell table:style-name="ce11" table:formula="of:=LN([.H5]/[.H6])/LN(2)" office:value-type="float" office:value="3.02689718340474" calcext:value-type="float">
            <text:p>3.0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7]" office:value-type="float" office:value="256" calcext:value-type="float">
            <text:p>256</text:p>
          </table:table-cell>
          <table:table-cell table:style-name="ce5" office:value-type="float" office:value="0.0000150443051" calcext:value-type="float">
            <text:p>1.50E-05</text:p>
          </table:table-cell>
          <table:table-cell table:formula="of:=LN([.C6]/[.C7])/LN(2)" office:value-type="float" office:value="4.24131907339139" calcext:value-type="float">
            <text:p>4.24</text:p>
          </table:table-cell>
          <table:table-cell table:style-name="ce28"/>
          <table:table-cell table:style-name="ce3" office:value-type="float" office:value="4" calcext:value-type="float">
            <text:p>4</text:p>
          </table:table-cell>
          <table:table-cell table:style-name="ce3" table:formula="of:=[.G6]*4" office:value-type="float" office:value="640" calcext:value-type="float">
            <text:p>640</text:p>
          </table:table-cell>
          <table:table-cell table:style-name="ce5" office:value-type="float" office:value="0.0000484162189" calcext:value-type="float">
            <text:p>4.84E-05</text:p>
          </table:table-cell>
          <table:table-cell table:style-name="ce11" table:formula="of:=LN([.H6]/[.H7])/LN(2)" office:value-type="float" office:value="3.11872102516267" calcext:value-type="float">
            <text:p>3.1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8]" office:value-type="float" office:value="1024" calcext:value-type="float">
            <text:p>1024</text:p>
          </table:table-cell>
          <table:table-cell table:style-name="ce5" office:value-type="float" office:value="0.000000898000779" calcext:value-type="float">
            <text:p>8.98E-07</text:p>
          </table:table-cell>
          <table:table-cell table:formula="of:=LN([.C7]/[.C8])/LN(2)" office:value-type="float" office:value="4.0663569630811" calcext:value-type="float">
            <text:p>4.07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table:formula="of:=[.G7]*4" office:value-type="float" office:value="2560" calcext:value-type="float">
            <text:p>2560</text:p>
          </table:table-cell>
          <table:table-cell table:style-name="ce5" office:value-type="float" office:value="0.00000492327692" calcext:value-type="float">
            <text:p>4.92E-06</text:p>
          </table:table-cell>
          <table:table-cell table:style-name="ce11" table:formula="of:=LN([.H7]/[.H8])/LN(2)" office:value-type="float" office:value="3.29779962104701" calcext:value-type="float">
            <text:p>3.3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41314749792213" calcext:value-type="float">
            <text:p>4.4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3.14577230030671" calcext:value-type="float">
            <text:p>3.15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calar advection, convergence test, N = 1, CFL = 1.0</text:p>
          </table:table-cell>
          <table:table-cell table:number-columns-repeated="2"/>
          <table:table-cell table:style-name="ce8"/>
          <table:table-cell/>
          <table:table-cell office:value-type="string" calcext:value-type="string">
            <text:p>projection via Gauss node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16]" office:value-type="float" office:value="64" calcext:value-type="float">
            <text:p>64</text:p>
          </table:table-cell>
          <table:table-cell table:style-name="ce5" office:value-type="float" office:value="0.35921568" calcext:value-type="float">
            <text:p>3.59E-01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244701403" calcext:value-type="float">
            <text:p>2.45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17]" office:value-type="float" office:value="256" calcext:value-type="float">
            <text:p>256</text:p>
          </table:table-cell>
          <table:table-cell table:style-name="ce5" office:value-type="float" office:value="0.396644802" calcext:value-type="float">
            <text:p>3.97E-01</text:p>
          </table:table-cell>
          <table:table-cell table:formula="of:=LN([.C16]/[.C17])/LN(2)" office:value-type="float" office:value="-0.142997316664011" calcext:value-type="float">
            <text:p>-0.1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G16]*4" office:value-type="float" office:value="40" calcext:value-type="float">
            <text:p>40</text:p>
          </table:table-cell>
          <table:table-cell table:style-name="ce5" office:value-type="float" office:value="0.00160613079" calcext:value-type="float">
            <text:p>1.61E-03</text:p>
          </table:table-cell>
          <table:table-cell table:style-name="ce11" table:formula="of:=LN([.H16]/[.H17])/LN(2)" office:value-type="float" office:value="3.92936108926302" calcext:value-type="float">
            <text:p>3.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18]" office:value-type="float" office:value="1024" calcext:value-type="float">
            <text:p>1024</text:p>
          </table:table-cell>
          <table:table-cell table:style-name="ce5" office:value-type="float" office:value="0.134786834" calcext:value-type="float">
            <text:p>1.35E-01</text:p>
          </table:table-cell>
          <table:table-cell table:formula="of:=LN([.C17]/[.C18])/LN(2)" office:value-type="float" office:value="1.55716806198784" calcext:value-type="float">
            <text:p>1.5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G17]*4" office:value-type="float" office:value="160" calcext:value-type="float">
            <text:p>160</text:p>
          </table:table-cell>
          <table:table-cell table:style-name="ce5" office:value-type="float" office:value="0.0000970504447" calcext:value-type="float">
            <text:p>9.71E-05</text:p>
          </table:table-cell>
          <table:table-cell table:style-name="ce11" table:formula="of:=LN([.H17]/[.H18])/LN(2)" office:value-type="float" office:value="4.04871074495497" calcext:value-type="float">
            <text:p>4.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19]" office:value-type="float" office:value="4096" calcext:value-type="float">
            <text:p>4096</text:p>
          </table:table-cell>
          <table:table-cell table:style-name="ce5" office:value-type="float" office:value="0.0353348699" calcext:value-type="float">
            <text:p>3.53E-02</text:p>
          </table:table-cell>
          <table:table-cell table:formula="of:=LN([.C18]/[.C19])/LN(2)" office:value-type="float" office:value="1.93151507847033" calcext:value-type="float">
            <text:p>1.9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G18]*4" office:value-type="float" office:value="640" calcext:value-type="float">
            <text:p>640</text:p>
          </table:table-cell>
          <table:table-cell table:style-name="ce5" office:value-type="float" office:value="0.0000058984887" calcext:value-type="float">
            <text:p>5.90E-06</text:p>
          </table:table-cell>
          <table:table-cell table:style-name="ce11" table:formula="of:=LN([.H18]/[.H19])/LN(2)" office:value-type="float" office:value="4.04031756135784" calcext:value-type="float">
            <text:p>4.0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4^[.A20]" office:value-type="float" office:value="16384" calcext:value-type="float">
            <text:p>16384</text:p>
          </table:table-cell>
          <table:table-cell table:style-name="ce5" office:value-type="float" office:value="0.00890522479" calcext:value-type="float">
            <text:p>8.91E-03</text:p>
          </table:table-cell>
          <table:table-cell table:formula="of:=LN([.C19]/[.C20])/LN(2)" office:value-type="float" office:value="1.98836866302479" calcext:value-type="float">
            <text:p>1.9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G19]*4" office:value-type="float" office:value="2560" calcext:value-type="float">
            <text:p>2560</text:p>
          </table:table-cell>
          <table:table-cell table:style-name="ce5" office:value-type="float" office:value="0.000000361070514" calcext:value-type="float">
            <text:p>3.61E-07</text:p>
          </table:table-cell>
          <table:table-cell table:style-name="ce11" table:formula="of:=LN([.H19]/[.H20])/LN(2)" office:value-type="float" office:value="4.0299928413238" calcext:value-type="float">
            <text:p>4.0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4^[.A21]" office:value-type="float" office:value="65536" calcext:value-type="float">
            <text:p>65536</text:p>
          </table:table-cell>
          <table:table-cell table:style-name="ce5" office:value-type="float" office:value="0.00222988117" calcext:value-type="float">
            <text:p>2.23E-03</text:p>
          </table:table-cell>
          <table:table-cell table:formula="of:=LN([.C20]/[.C21])/LN(2)" office:value-type="float" office:value="1.99768519778088" calcext:value-type="float">
            <text:p>2.00</text:p>
          </table:table-cell>
          <table:table-cell table:number-columns-repeated="3"/>
          <table:table-cell table:style-name="ce6"/>
          <table:table-cell table:style-name="ce12"/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2"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4.01209555922491" calcext:value-type="float">
            <text:p>4.01</text:p>
          </table:table-cell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17:.D20])" office:value-type="float" office:value="1.33351362170474" calcext:value-type="float">
            <text:p>1.3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in = 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ax = 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 = 2 (= one wavelengths in domain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Euler 1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0:54:36.723824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3-03T21:49:27.974945842</dc:date>
    <dc:creator>Michael Schlottke-Lakemper</dc:creator>
    <meta:editing-duration>P3DT45M45S</meta:editing-duration>
    <meta:editing-cycles>42</meta:editing-cycles>
    <meta:generator>LibreOffice/6.3.4.2$Linux_X86_64 LibreOffice_project/30$Build-2</meta:generator>
    <meta:document-statistic meta:table-count="4" meta:cell-count="394" meta:object-count="0"/>
  </office:meta>
</office:document-meta>
</file>